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rix Slab" svg:font-family="'Brix Sla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b9217"/>
    </style:style>
    <style:style style:name="P2" style:family="paragraph" style:parent-style-name="Text_20_body" style:list-style-name="L1">
      <style:text-properties officeooo:rsid="002856ab" officeooo:paragraph-rsid="002b9217"/>
    </style:style>
    <style:style style:name="P3" style:family="paragraph" style:parent-style-name="Text_20_body" style:list-style-name="L1">
      <style:text-properties officeooo:rsid="003765b3" officeooo:paragraph-rsid="003fb69b"/>
    </style:style>
    <style:style style:name="P4" style:family="paragraph" style:parent-style-name="Text_20_body" style:list-style-name="L1">
      <style:text-properties officeooo:rsid="003fb69b" officeooo:paragraph-rsid="003fb69b"/>
    </style:style>
    <style:style style:name="P5" style:family="paragraph" style:parent-style-name="Text_20_body" style:list-style-name="L2">
      <style:text-properties officeooo:rsid="003fb69b" officeooo:paragraph-rsid="003fb69b"/>
    </style:style>
    <style:style style:name="P6" style:family="paragraph" style:parent-style-name="Text_20_body" style:list-style-name="L1">
      <style:text-properties officeooo:rsid="0040b93b" officeooo:paragraph-rsid="0042a7eb"/>
    </style:style>
    <style:style style:name="P7" style:family="paragraph" style:parent-style-name="Text_20_body" style:list-style-name="L1">
      <style:text-properties officeooo:rsid="0042a7eb" officeooo:paragraph-rsid="0042a7eb"/>
    </style:style>
    <style:style style:name="P8" style:family="paragraph" style:parent-style-name="Text_20_body" style:list-style-name="L2">
      <style:text-properties officeooo:rsid="002ed4b2" officeooo:paragraph-rsid="002fbb84"/>
    </style:style>
    <style:style style:name="P9" style:family="paragraph" style:parent-style-name="Text_20_body" style:list-style-name="L2">
      <style:text-properties officeooo:rsid="002fbb84" officeooo:paragraph-rsid="002fbb84"/>
    </style:style>
    <style:style style:name="P10" style:family="paragraph" style:parent-style-name="Text_20_body" style:list-style-name="L2">
      <style:text-properties officeooo:rsid="003036ae" officeooo:paragraph-rsid="003036ae"/>
    </style:style>
    <style:style style:name="P11" style:family="paragraph" style:parent-style-name="Text_20_body" style:list-style-name="L2">
      <style:text-properties officeooo:rsid="00350f80" officeooo:paragraph-rsid="00350f80"/>
    </style:style>
    <style:style style:name="P12" style:family="paragraph" style:parent-style-name="Text_20_body" style:list-style-name="L2">
      <style:text-properties officeooo:rsid="00367a11" officeooo:paragraph-rsid="00367a11"/>
    </style:style>
    <style:style style:name="P13" style:family="paragraph" style:parent-style-name="Text_20_body" style:list-style-name="L2">
      <style:text-properties officeooo:rsid="003891a4" officeooo:paragraph-rsid="003891a4"/>
    </style:style>
    <style:style style:name="P14" style:family="paragraph" style:parent-style-name="Text_20_body" style:list-style-name="L2">
      <style:text-properties officeooo:rsid="003b81e5" officeooo:paragraph-rsid="003b81e5"/>
    </style:style>
    <style:style style:name="P15" style:family="paragraph" style:parent-style-name="Text_20_body" style:list-style-name="L2">
      <style:text-properties officeooo:rsid="003d3935" officeooo:paragraph-rsid="003d3935"/>
    </style:style>
    <style:style style:name="P16" style:family="paragraph" style:parent-style-name="Text_20_body" style:list-style-name="L3">
      <style:text-properties officeooo:rsid="004353ae" officeooo:paragraph-rsid="004353ae"/>
    </style:style>
    <style:style style:name="P17" style:family="paragraph" style:parent-style-name="Text_20_body" style:list-style-name="L4">
      <style:text-properties officeooo:rsid="00455eba" officeooo:paragraph-rsid="0045ce33"/>
    </style:style>
    <style:style style:name="P18" style:family="paragraph" style:parent-style-name="Text_20_body" style:list-style-name="L4">
      <style:text-properties officeooo:rsid="0046981f" officeooo:paragraph-rsid="0045ce33"/>
    </style:style>
    <style:style style:name="P19" style:family="paragraph" style:parent-style-name="Text_20_body" style:list-style-name="L4">
      <style:text-properties officeooo:rsid="0046981f" officeooo:paragraph-rsid="0046981f"/>
    </style:style>
    <style:style style:name="P20" style:family="paragraph" style:parent-style-name="Text_20_body" style:list-style-name="L4">
      <style:text-properties officeooo:rsid="0045ce33" officeooo:paragraph-rsid="0045ce33"/>
    </style:style>
    <style:style style:name="P21" style:family="paragraph" style:parent-style-name="Text_20_body" style:list-style-name="L4">
      <style:text-properties officeooo:rsid="0047a8f7" officeooo:paragraph-rsid="0047a8f7"/>
    </style:style>
    <style:style style:name="P22" style:family="paragraph" style:parent-style-name="Text_20_body" style:list-style-name="L4">
      <style:text-properties officeooo:rsid="004afc7b" officeooo:paragraph-rsid="004afc7b"/>
    </style:style>
    <style:style style:name="P23" style:family="paragraph" style:parent-style-name="Text_20_body" style:list-style-name="L5">
      <style:text-properties officeooo:rsid="004c71ac" officeooo:paragraph-rsid="004c71ac"/>
    </style:style>
    <style:style style:name="P24" style:family="paragraph" style:parent-style-name="Text_20_body" style:list-style-name="L5">
      <style:text-properties officeooo:rsid="004e73e4" officeooo:paragraph-rsid="004e73e4"/>
    </style:style>
    <style:style style:name="P25" style:family="paragraph" style:parent-style-name="Text_20_body" style:list-style-name="L5">
      <style:text-properties officeooo:rsid="004f65d2" officeooo:paragraph-rsid="004f65d2"/>
    </style:style>
    <style:style style:name="P26" style:family="paragraph" style:parent-style-name="Text_20_body" style:list-style-name="L5">
      <style:text-properties officeooo:rsid="005483a2" officeooo:paragraph-rsid="005483a2"/>
    </style:style>
    <style:style style:name="P27" style:family="paragraph" style:parent-style-name="Text_20_body" style:list-style-name="L5">
      <style:text-properties officeooo:rsid="0056c3a5" officeooo:paragraph-rsid="0056c3a5"/>
    </style:style>
    <style:style style:name="P28" style:family="paragraph" style:parent-style-name="Text_20_body" style:list-style-name="L5">
      <style:text-properties officeooo:rsid="00594866" officeooo:paragraph-rsid="00594866"/>
    </style:style>
    <style:style style:name="P29" style:family="paragraph" style:parent-style-name="Text_20_body" style:list-style-name="L5">
      <style:text-properties officeooo:rsid="005a56aa" officeooo:paragraph-rsid="005a56aa"/>
    </style:style>
    <style:style style:name="P30" style:family="paragraph" style:parent-style-name="Text_20_body" style:list-style-name="L5">
      <style:text-properties officeooo:rsid="0050edce" officeooo:paragraph-rsid="0050edce"/>
    </style:style>
    <style:style style:name="P31" style:family="paragraph" style:parent-style-name="Text_20_body" style:list-style-name="L6">
      <style:text-properties style:font-name="Liberation Sans" officeooo:rsid="0052a648" officeooo:paragraph-rsid="0052a648"/>
    </style:style>
    <style:style style:name="P32" style:family="paragraph" style:parent-style-name="Text_20_body" style:list-style-name="L6">
      <style:text-properties style:font-name="Liberation Sans" officeooo:rsid="0056342b" officeooo:paragraph-rsid="0056342b"/>
    </style:style>
    <style:style style:name="P33" style:family="paragraph" style:parent-style-name="Text_20_body" style:list-style-name="L6">
      <style:text-properties style:font-name="Liberation Sans" officeooo:rsid="0056c3a5" officeooo:paragraph-rsid="0056c3a5"/>
    </style:style>
    <style:style style:name="P34" style:family="paragraph" style:parent-style-name="Text_20_body" style:list-style-name="L7">
      <style:text-properties officeooo:rsid="005d5057" officeooo:paragraph-rsid="005d5057"/>
    </style:style>
    <style:style style:name="P35" style:family="paragraph" style:parent-style-name="Text_20_body" style:list-style-name="L8">
      <style:text-properties officeooo:rsid="005d5057" officeooo:paragraph-rsid="005d5057"/>
    </style:style>
    <style:style style:name="P36" style:family="paragraph" style:parent-style-name="Text_20_body" style:list-style-name="L9">
      <style:text-properties officeooo:rsid="005d5057" officeooo:paragraph-rsid="005d5057"/>
    </style:style>
    <style:style style:name="P37" style:family="paragraph" style:parent-style-name="Text_20_body" style:list-style-name="L8">
      <style:text-properties officeooo:rsid="005e4f98" officeooo:paragraph-rsid="005e4f98"/>
    </style:style>
    <style:style style:name="P38" style:family="paragraph" style:parent-style-name="Text_20_body" style:list-style-name="L8">
      <style:text-properties officeooo:rsid="00602dfc" officeooo:paragraph-rsid="00602dfc"/>
    </style:style>
    <style:style style:name="T1" style:family="text">
      <style:text-properties officeooo:rsid="001d8ae4"/>
    </style:style>
    <style:style style:name="T2" style:family="text">
      <style:text-properties officeooo:rsid="001e45ea"/>
    </style:style>
    <style:style style:name="T3" style:family="text">
      <style:text-properties officeooo:rsid="001fefb7"/>
    </style:style>
    <style:style style:name="T4" style:family="text">
      <style:text-properties officeooo:rsid="0020712b"/>
    </style:style>
    <style:style style:name="T5" style:family="text">
      <style:text-properties officeooo:rsid="00218486"/>
    </style:style>
    <style:style style:name="T6" style:family="text">
      <style:text-properties officeooo:rsid="0021d2c6"/>
    </style:style>
    <style:style style:name="T7" style:family="text">
      <style:text-properties officeooo:rsid="002b9217"/>
    </style:style>
    <style:style style:name="T8" style:family="text">
      <style:text-properties officeooo:rsid="00314394"/>
    </style:style>
    <style:style style:name="T9" style:family="text">
      <style:text-properties officeooo:rsid="003765b3"/>
    </style:style>
    <style:style style:name="T10" style:family="text">
      <style:text-properties officeooo:rsid="003a8354"/>
    </style:style>
    <style:style style:name="T11" style:family="text">
      <style:text-properties officeooo:rsid="003d79a6"/>
    </style:style>
    <style:style style:name="T12" style:family="text">
      <style:text-properties officeooo:rsid="003fb69b"/>
    </style:style>
    <style:style style:name="T13" style:family="text">
      <style:text-properties officeooo:rsid="0042a7eb"/>
    </style:style>
    <style:style style:name="T14" style:family="text">
      <style:text-properties officeooo:rsid="00444f69"/>
    </style:style>
    <style:style style:name="T15" style:family="text">
      <style:text-properties officeooo:rsid="0044f30b"/>
    </style:style>
    <style:style style:name="T16" style:family="text">
      <style:text-properties officeooo:rsid="00455eba"/>
    </style:style>
    <style:style style:name="T17" style:family="text">
      <style:text-properties officeooo:rsid="0047a8f7"/>
    </style:style>
    <style:style style:name="T18" style:family="text">
      <style:text-properties officeooo:rsid="004d4f1e"/>
    </style:style>
    <style:style style:name="T19" style:family="text">
      <style:text-properties officeooo:rsid="0050edce"/>
    </style:style>
    <style:style style:name="T20" style:family="text">
      <style:text-properties officeooo:rsid="005122ad"/>
    </style:style>
    <style:style style:name="T21" style:family="text">
      <style:text-properties officeooo:rsid="005819d9"/>
    </style:style>
    <style:style style:name="T22" style:family="text">
      <style:text-properties officeooo:rsid="00595bf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style:font-name="Liberation Sans" style:text-underline-style="none" fo:font-weight="bold" style:font-weight-asian="bold" style:font-weight-complex="bold"/>
    </style:style>
    <style:style style:name="T25" style:family="text">
      <style:text-properties fo:color="#000000" style:font-name="Liberation Sans" style:text-underline-style="none" fo:font-weight="bold" officeooo:rsid="005d5057" style:font-weight-asian="bold" style:font-weight-complex="bold"/>
    </style:style>
    <style:style style:name="T26" style:family="text">
      <style:text-properties style:font-name="Liberation Sans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olog<text:span text:style-name="T1">y</text:span></text:p>
      <text:h text:style-name="Heading_20_1" text:outline-level="1">Alco<text:span text:style-name="T1">ho</text:span>lism</text:h>
      <text:h text:style-name="Heading_20_2" text:outline-level="2">Presentation</text:h>
      <text:p text:style-name="Text_20_body">→<text:span text:style-name="T1"> name of the study : barflies</text:span></text:p>
      <text:p text:style-name="Text_20_body">→<text:span text:style-name="T5"> question : secret of the sequence</text:span></text:p>
      <text:p text:style-name="Text_20_body">→<text:span text:style-name="T2"> on animals</text:span></text:p>
      <text:h text:style-name="Heading_20_2" text:outline-level="2">Study process</text:h>
      <text:p text:style-name="P1">→<text:span text:style-name="T3"> question : how some people resist better at alcohol effect than others ; why some becomes addicted to it</text:span></text:p>
      <text:p text:style-name="P1">→<text:span text:style-name="T6"> tools : flies, alcohol, nibriomiter, </text:span></text:p>
      <text:p text:style-name="P1">→<text:span text:style-name="T4"> different group are made with funny names: bareflies more resistant than others</text:span></text:p>
      <text:list xml:id="list2458441415264646360" text:style-name="L1">
        <text:list-item>
          <text:p text:style-name="P2">effect of alcohol on flies: stimulation, to fly more rapiddily</text:p>
          <text:list>
            <text:list-item>
              <text:p text:style-name="P3">more: uncoordinated, fall over, stand back up and fall over, fall on their side, become mobile, can no longer right themselves (se relever<text:span text:style-name="T12">)</text:span></text:p>
            </text:list-item>
          </text:list>
        </text:list-item>
        <text:list-item>
          <text:p text:style-name="P4">process: study in humans with volunteers and blood samples</text:p>
          <text:list>
            <text:list-item>
              <text:p text:style-name="P6">gene: anti-social beahaviour, withdrawal symptoms <text:span text:style-name="T13">=&gt; alcoholism</text:span></text:p>
            </text:list-item>
            <text:list-item>
              <text:p text:style-name="P7">goal: treatment more adapted</text:p>
            </text:list-item>
          </text:list>
        </text:list-item>
      </text:list>
      <text:p text:style-name="P1">→<text:span text:style-name="T7"> all genes studied are mutated one at a time (random) → watch the results in the behaviour</text:span></text:p>
      <text:list xml:id="list392064751709013173" text:style-name="L2">
        <text:list-item>
          <text:p text:style-name="P8"><text:s/>results: gene identified sensibility to alcohol </text:p>
          <text:list>
            <text:list-item>
              <text:p text:style-name="P9">this gene produces a signal (chemical trigger) that tells to the cell how to respond to the environment </text:p>
            </text:list-item>
            <text:list-item>
              <text:p text:style-name="P8">with alcohol in the cell the gene says to act differently</text:p>
            </text:list-item>
            <text:list-item>
              <text:p text:style-name="P10">a chain reaction goes throughout the body <text:span text:style-name="T8">affecting eventually memory and coordination</text:span></text:p>
            </text:list-item>
            <text:list-item>
              <text:p text:style-name="P11">=&gt; flies got drunk more easly</text:p>
            </text:list-item>
            <text:list-item>
              <text:p text:style-name="P12">a similar gene and pathway exists in humans</text:p>
            </text:list-item>
          </text:list>
        </text:list-item>
        <text:list-item>
          <text:p text:style-name="P12">human: there is more than 60 percent of genome in common with fruit flies (drosophile<text:span text:style-name="T9">s</text:span>)</text:p>
          <text:list>
            <text:list-item>
              <text:p text:style-name="P13">if you look at a human gene, you will probably find its equivalent in fruit flies</text:p>
            </text:list-item>
            <text:list-item>
              <text:p text:style-name="P13"><text:span text:style-name="T10">I</text:span>ndeed, if a gene seems to play a role in sensitivity or addiction of flies, you will look at the different forms of this gene in alcoholics and non-alcoholics </text:p>
            </text:list-item>
          </text:list>
        </text:list-item>
        <text:list-item>
          <text:p text:style-name="P14"><text:soft-page-break/>Problematic : ten to fifty percent of American people develop alcoholism</text:p>
          <text:list>
            <text:list-item>
              <text:p text:style-name="P15">There is 30 to 60 percent chances that if your parents are alcoholics, you will be too, <text:span text:style-name="T11">it works also with siblings, increase risk in this family</text:span></text:p>
            </text:list-item>
            <text:list-item>
              <text:p text:style-name="P5">environment plays a role too in alcoholism</text:p>
            </text:list-item>
          </text:list>
        </text:list-item>
      </text:list>
      <text:h text:style-name="Heading_20_2" text:outline-level="2">Conclusion</text:h>
      <text:list xml:id="list7013657284369324539" text:style-name="L3">
        <text:list-item>
          <text:p text:style-name="P16">Flies : identify <text:span text:style-name="T15">many</text:span> genes involved in alcoholism, help geneticians to select the right gene to look at in the human genom</text:p>
        </text:list-item>
        <text:list-item>
          <text:p text:style-name="P16">Humans : validat<text:span text:style-name="T14">e in more sophisticated models and eventually in humans</text:span></text:p>
        </text:list-item>
      </text:list>
      <text:h text:style-name="Heading_20_1" text:outline-level="1">Zebrafish</text:h>
      <text:h text:style-name="Heading_20_2" text:outline-level="2">Presentation</text:h>
      <text:p text:style-name="Text_20_body">→<text:span text:style-name="T16"> goal : modeling human diseases</text:span></text:p>
      <text:p text:style-name="Text_20_body">→<text:span text:style-name="T16"> the zebrafish genome has been well sequenced =&gt; it is possible to compare with the human one</text:span></text:p>
      <text:list xml:id="list1802291118725801516" text:style-name="L4">
        <text:list-item>
          <text:p text:style-name="P17">why study zebrafish </text:p>
          <text:list>
            <text:list-item>
              <text:p text:style-name="P18">Easy to maintain in the lab in large numbers</text:p>
            </text:list-item>
            <text:list-item>
              <text:p text:style-name="P18">Embryo transparent (you can every cell during the development of the embryo)</text:p>
            </text:list-item>
            <text:list-item>
              <text:p text:style-name="P20">70 percent of human genes have a zebrafish counterpart</text:p>
            </text:list-item>
            <text:list-item>
              <text:p text:style-name="P20">87 percent of human genetic diseases have a counterpart in zebrafish</text:p>
            </text:list-item>
            <text:list-item>
              <text:p text:style-name="P19">Example : muscular dystrophy in humans is caused by a mutation in a gene called dystrophy, <text:span text:style-name="T17">and zebrafish have very similar dystrophy gene which gives dystrophy as well</text:span></text:p>
            </text:list-item>
            <text:list-item>
              <text:p text:style-name="P21">84 percent of the zebrafish genome is similar to the human one</text:p>
            </text:list-item>
            <text:list-item>
              <text:p text:style-name="P22">=&gt; idea is to use zebrafish as a model to determine genes involved in diseases</text:p>
            </text:list-item>
          </text:list>
        </text:list-item>
      </text:list>
      <text:h text:style-name="Heading_20_2" text:outline-level="2">Process</text:h>
      <text:list xml:id="list9138846297042496112" text:style-name="L5">
        <text:list-item>
          <text:p text:style-name="P23">Question : what these genes do ?</text:p>
        </text:list-item>
        <text:list-item>
          <text:p text:style-name="P23">We make small changes (random mutation maybe ?) then identify changes by using <text:span text:style-name="T18">high-through sequencing</text:span></text:p>
          <text:list>
            <text:list-item>
              <text:p text:style-name="P24">Allows you to create families (population) with specific genes</text:p>
            </text:list-item>
            <text:list-item>
              <text:p text:style-name="P24">It is possible to look at the consequences of the loss of function linked to theses genes</text:p>
            </text:list-item>
            <text:list-item>
              <text:p text:style-name="P25">We can repeat the process </text:p>
            </text:list-item>
          </text:list>
        </text:list-item>
        <text:list-item>
          <text:p text:style-name="P25"><text:soft-page-break/>So, this allows to determin<text:span text:style-name="T19">e</text:span> the function of each gene</text:p>
        </text:list-item>
        <text:list-item>
          <text:p text:style-name="P26">Then we make a description of the changes caused by those variations</text:p>
        </text:list-item>
        <text:list-item>
          <text:p text:style-name="P26">Store de description in a database</text:p>
        </text:list-item>
        <text:list-item>
          <text:p text:style-name="P26">Then a doctor will watch the description that correspond to the symptoms of his patient and he will know what genes to study.</text:p>
        </text:list-item>
        <text:list-item>
          <text:p text:style-name="P27">Method: it is possible to look at the consequences not only of one variation in the genome but <text:span text:style-name="T21">multiples</text:span> at the same time (computer)</text:p>
        </text:list-item>
        <text:list-item>
          <text:p text:style-name="P28">Good point of the method : it speeds up the process for doctors, <text:span text:style-name="T22">more effective</text:span></text:p>
        </text:list-item>
        <text:list-item>
          <text:p text:style-name="P29">Test drugs on a Zebrafish that has a mutation similar (equivalent) to the patient </text:p>
        </text:list-item>
        <text:list-item>
          <text:p text:style-name="P30">Comparison : alter each part of a car <text:span text:style-name="T20">at a time</text:span>, and then look, if it’s still working, and if it doesn’t, how it’s not working</text:p>
        </text:list-item>
      </text:list>
      <text:h text:style-name="Heading_20_2" text:outline-level="2">Re<text:span text:style-name="T26">sults</text:span></text:h>
      <text:list xml:id="list6573150478017104001" text:style-name="L6">
        <text:list-item>
          <text:p text:style-name="P31">40 percent of the Zebrafish genome variation have been identified</text:p>
        </text:list-item>
        <text:list-item>
          <text:p text:style-name="P31">We have described the effects of the variation of 1200 genes</text:p>
        </text:list-item>
        <text:list-item>
          <text:p text:style-name="P32">All the mutation used in the research is available in US and Europe</text:p>
        </text:list-item>
        <text:list-item>
          <text:p text:style-name="P33">So the experiment can be verified</text:p>
        </text:list-item>
        <text:list-item>
          <text:p text:style-name="P33">Studies of the same kind have already been done but not with (a such database and) this method</text:p>
        </text:list-item>
      </text:list>
      <text:h text:style-name="Heading_20_1" text:outline-level="1"><text:bookmark text:name="yui_3_17_2_1_1478011073383_249"/><text:bookmark text:name="yui_3_17_2_1_1478011073383_247"/><text:bookmark text:name="yui_3_17_2_1_1478011073383_248"/><text:a xlink:type="simple" xlink:href="https://moodle1.u-bordeaux.fr/course/view.php?id=1509#section-8" text:style-name="Internet_20_link" text:visited-style-name="Visited_20_Internet_20_Link"><text:span text:style-name="T24">F</text:span></text:a><text:a xlink:type="simple" xlink:href="https://moodle1.u-bordeaux.fr/course/view.php?id=1509#section-8" text:style-name="Internet_20_link" text:visited-style-name="Visited_20_Internet_20_Link"><text:span text:style-name="T25">amilial</text:span></text:a><text:a xlink:type="simple" xlink:href="https://moodle1.u-bordeaux.fr/course/view.php?id=1509#section-8" text:style-name="Internet_20_link" text:visited-style-name="Visited_20_Internet_20_Link"><text:span text:style-name="T24"> H</text:span></text:a><text:a xlink:type="simple" xlink:href="https://moodle1.u-bordeaux.fr/course/view.php?id=1509#section-8" text:style-name="Internet_20_link" text:visited-style-name="Visited_20_Internet_20_Link"><text:span text:style-name="T25">ypercholesterolemia</text:span></text:a><text:span text:style-name="T25"> 1</text:span></text:h>
      <text:h text:style-name="Heading_20_2" text:outline-level="2">Abstract</text:h>
      <text:list xml:id="list2548512946085584552" text:style-name="L7">
        <text:list-item>
          <text:p text:style-name="P34"/>
        </text:list-item>
        <text:list-item>
          <text:p text:style-name="P34"/>
        </text:list-item>
      </text:list>
      <text:h text:style-name="Heading_20_2" text:outline-level="2">Knowledge</text:h>
      <text:list xml:id="list6969850111787764882" text:style-name="L8">
        <text:list-item>
          <text:p text:style-name="P35">Diagram : triangle</text:p>
          <text:list>
            <text:list-item>
              <text:p text:style-name="P35">Function → Protein : biochemistery</text:p>
            </text:list-item>
            <text:list-item>
              <text:p text:style-name="P35">Function → gene : genetics</text:p>
            </text:list-item>
            <text:list-item>
              <text:p text:style-name="P37">Gene → protein : DNA → <text:span text:style-name="T23">Transcription </text:span>→ RNA messenger → <text:span text:style-name="T23">Translation </text:span>→ Protein</text:p>
            </text:list-item>
          </text:list>
        </text:list-item>
        <text:list-item>
          <text:p text:style-name="P38">Heart diseases</text:p>
          <text:list>
            <text:list-item>
              <text:p text:style-name="P38"/>
            </text:list-item>
          </text:list>
        </text:list-item>
      </text:list>
      <text:h text:style-name="Heading_20_2" text:outline-level="2"><text:soft-page-break/>Process</text:h>
      <text:list xml:id="list3035504754533372296" text:style-name="L9">
        <text:list-item>
          <text:p text:style-name="P36">G</text:p>
        </text:list-item>
        <text:list-item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Brix Slab" svg:font-family="'Brix Sla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en" fo:country="AU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5:25:18.130633291</meta:creation-date>
    <dc:date>2016-11-01T15:58:24.814151847</dc:date>
    <meta:editing-duration>PT3H42M53S</meta:editing-duration>
    <meta:editing-cycles>58</meta:editing-cycles>
    <meta:generator>LibreOffice/5.1.4.2$Linux_X86_64 LibreOffice_project/10m0$Build-2</meta:generator>
    <meta:document-statistic meta:table-count="0" meta:image-count="0" meta:object-count="0" meta:page-count="4" meta:paragraph-count="77" meta:word-count="791" meta:character-count="4284" meta:non-whitespace-character-count="3613"/>
  </office:meta>
</office:document-meta>
</file>